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Helvetica, Arial,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line-height="150%" fo:text-align="justify" style:justify-single-word="false"/>
      <style:text-properties fo:color="#808080" style:font-name="Arial" officeooo:rsid="000dcebc" officeooo:paragraph-rsid="000eb26a"/>
    </style:style>
    <style:style style:name="P2" style:family="paragraph" style:parent-style-name="Standard">
      <style:paragraph-properties fo:line-height="150%" fo:text-align="justify" style:justify-single-word="false"/>
      <style:text-properties fo:color="#666666" style:font-name="Arial" officeooo:paragraph-rsid="000d8b41"/>
    </style:style>
    <style:style style:name="P3" style:family="paragraph" style:parent-style-name="Standard">
      <style:paragraph-properties fo:line-height="150%" fo:text-align="justify" style:justify-single-word="false"/>
      <style:text-properties fo:color="#666666" style:font-name="Arial" officeooo:paragraph-rsid="000eb26a"/>
    </style:style>
    <style:style style:name="P4" style:family="paragraph" style:parent-style-name="Standard">
      <style:paragraph-properties fo:line-height="150%"/>
      <style:text-properties style:font-name="Arial"/>
    </style:style>
    <style:style style:name="P5" style:family="paragraph" style:parent-style-name="Standard">
      <style:paragraph-properties fo:margin-left="0cm" fo:margin-right="0cm" fo:line-height="150%" fo:text-align="justify" style:justify-single-word="false" fo:orphans="2" fo:widows="2" fo:text-indent="0cm" style:auto-text-indent="false"/>
      <style:text-properties style:font-name="Arial" officeooo:paragraph-rsid="000d8b41"/>
    </style:style>
    <style:style style:name="P6" style:family="paragraph" style:parent-style-name="Standard">
      <style:paragraph-properties fo:margin-left="0cm" fo:margin-right="0cm" fo:line-height="150%" fo:text-align="justify" style:justify-single-word="false" fo:orphans="2" fo:widows="2" fo:text-indent="0cm" style:auto-text-indent="false"/>
    </style:style>
    <style:style style:name="P7" style:family="paragraph" style:parent-style-name="Standard">
      <style:paragraph-properties fo:margin-left="0cm" fo:margin-right="0cm" fo:line-height="150%" fo:text-align="justify" style:justify-single-word="false" fo:orphans="2" fo:widows="2" fo:text-indent="0cm" style:auto-text-indent="false"/>
      <style:text-properties officeooo:paragraph-rsid="000eb26a"/>
    </style:style>
    <style:style style:name="T1" style:family="text">
      <style:text-properties fo:font-variant="normal" fo:text-transform="none" fo:color="#333333" style:font-name="Open Sans" fo:font-size="12pt" fo:letter-spacing="normal" fo:font-style="normal" fo:font-weight="normal"/>
    </style:style>
    <style:style style:name="T2" style:family="text">
      <style:text-properties fo:font-variant="normal" fo:text-transform="none" fo:color="#333333" style:font-name="Open Sans" fo:font-size="12pt" fo:letter-spacing="normal" fo:font-style="normal" fo:font-weight="normal" officeooo:rsid="000d8b41"/>
    </style:style>
    <style:style style:name="T3" style:family="text">
      <style:text-properties fo:font-variant="normal" fo:text-transform="none" fo:color="#333333" style:font-name="Open Sans" fo:font-size="12pt" fo:letter-spacing="normal" fo:font-style="normal" fo:font-weight="normal" officeooo:rsid="000eb26a"/>
    </style:style>
    <style:style style:name="T4" style:family="text">
      <style:text-properties fo:font-variant="normal" fo:text-transform="none" fo:color="#333333" style:font-name="Open Sans" fo:font-size="12pt" fo:letter-spacing="normal" fo:font-style="normal" fo:font-weight="normal" officeooo:rsid="000e3b62" style:font-size-asian="12pt" style:font-size-complex="12pt"/>
    </style:style>
    <style:style style:name="T5" style:family="text">
      <style:text-properties fo:font-variant="normal" fo:text-transform="none" fo:color="#333333" fo:font-size="12pt" fo:letter-spacing="normal" fo:font-style="normal" fo:font-weight="normal"/>
    </style:style>
    <style:style style:name="T6" style:family="text">
      <style:text-properties fo:font-variant="normal" fo:text-transform="none" fo:color="#333333" fo:letter-spacing="normal"/>
    </style:style>
    <style:style style:name="T7" style:family="text">
      <style:text-properties fo:font-variant="normal" fo:text-transform="none" fo:color="#333333" fo:letter-spacing="normal" officeooo:rsid="000eb26a"/>
    </style:style>
    <style:style style:name="T8" style:family="text">
      <style:text-properties fo:font-variant="normal" fo:text-transform="none" fo:color="#333333" style:font-name="Arial" fo:font-size="12pt" fo:letter-spacing="normal" fo:font-style="normal" fo:font-weight="normal" officeooo:rsid="000e3b62" style:font-size-asian="12pt" style:font-size-complex="12pt"/>
    </style:style>
    <style:style style:name="T9" style:family="text">
      <style:text-properties fo:font-variant="normal" fo:text-transform="none" style:font-name="Arial" fo:font-size="12pt" fo:letter-spacing="normal" fo:font-style="normal" fo:font-weight="normal" officeooo:rsid="000e3b62" style:font-size-asian="12pt" style:font-size-complex="12pt"/>
    </style:style>
    <style:style style:name="T10" style:family="text">
      <style:text-properties officeooo:rsid="000ca8a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5">Depressió i Ansietat relacionats amb els Addiccions tecnològiques. <text:s text:c="31"/></text:span><text:line-break/><text:line-break/><text:span text:style-name="T5">Introducció</text:span><text:line-break/><text:line-break/><text:span text:style-name="T5">El primer que hem de definir en el moment d'abordar una temàtica complexa com aquesta és l'existència d'un nou gènere d'addiccions que han sorgit en els últims temps en el camp de la Psicologia. En contra de la definició clàssica d'addicció que implica una relació perniciosa amb substàncies químiques (tabac, alcohol, drogues...), durant els últims anys han sorgit noves addiccions associades a situacions plaents per als pacients però que no es relacionen amb el consum de substàncies. <text:s text:c="68"/></text:span><text:line-break/><text:line-break/><text:span text:style-name="T5">Addiccions psicològiques.</text:span></text:p>
      <text:p text:style-name="P5"><text:span text:style-name="T5"><text:s text:c="43"/></text:span><text:line-break/><text:span text:style-name="T5">Aquestes noves addiccions (sexe, menjar, treball, videojocs,...), la majoria de les quals no han estat tipificades clínicament, submergeixen a l'individu en patologies complexes on l'oci substitueix el flux de vida normal a causa d'una manera atípica en l'ús de l'objecte de l'addicció. Antonio Soto, psicòleg i formador des de fa més de 20 anys ens indica que l'evolució dels videojocs d'un oci a una patologia ocorre quan el temps d'oci comença a envair altres àrees que són importants per al pacient com són el treball, l'estudis o les relacions socials i personals. Vist des d'una altra dimensió, el trastorn psicològic ocorre quan els trastorns addictius es manifesten en comportaments de pèrdua de control i dependència.</text:span></text:p>
      <text:p text:style-name="P4"/>
      <text:p text:style-name="P2"><text:a xlink:type="simple" xlink:href="https://www.larazon.es/atusalud/salud/antonio-soto-el-abuso-del-videojuego-genera-estados-de-ansiedad-HN19720304/" text:style-name="Internet_20_link" text:visited-style-name="Visited_20_Internet_20_Link">https://www.larazon.es/atusalud/salud/antonio-soto-el-abuso-del-videojuego-genera-estados-de-ansiedad-HN19720304/</text:a></text:p>
      <text:p text:style-name="P6"><text:span text:style-name="T1">L'addicció al</text:span><text:span text:style-name="T2">s</text:span><text:span text:style-name="T1"> videojoc</text:span><text:span text:style-name="T2">s</text:span><text:span text:style-name="T1"> apareix en l'individu de manera progressiva i es manifesta a través de microcambios que afecten el seu estil de vida:</text:span><text:line-break/><text:span text:style-name="T6">• </text:span><text:span text:style-name="T1">El primer símptoma de l'individu que sofreix aquest tipus d'addicció és abandonar l'activitat física i tornar-se més sedentari, empès pel fet de passar més hores enfront de la pantalla. Aquest és un comportament que també demostren les persones que tenen problemes amb substàncies addictives.</text:span><text:line-break/><text:span text:style-name="T6">• </text:span><text:span text:style-name="T1">A mesura que s'incrementa el temps dedicat a l’adic</text:span><text:span text:style-name="T2">ció </text:span><text:span text:style-name="T1">tecnològica l'estil de vida de l'individu es va veient més i més afectat: Es van</text:span><text:line-break/><text:span text:style-name="T1">deixant de costat responsabilitats, i apareix un patró en el qual l'energia es dedica totalment al temps de joc o a planificar-lo. Una altra pista important és </text:span><text:soft-page-break/><text:span text:style-name="T1">la relació amb les persones de l'entorn perquè l'aïllament, a vegades extrem, és característic de les mena de les persones amb aquesta mena d'addicció.</text:span></text:p>
      <text:p text:style-name="P6"><text:span text:style-name="T1"/></text:p>
      <text:p text:style-name="P7"><text:span text:style-name="T1">Videojocs ansietat. <text:s/></text:span></text:p>
      <text:p text:style-name="P7"><text:span text:style-name="T1"><text:s text:c="51"/></text:span><text:line-break/><text:span text:style-name="T1">Segons Soto, l'ansietat és el primer factor psicològic greu que comporta l'abús dels videojocs. Quan el joc s'ha convertit en un comportament compulsiu, el fet de no ser capaç d'aconseguir els seus objectius genera frustració. Que els jocs siguin cada vegada més avançats tècnicament, en uns certs casos amb detalls de dissenys molt realistes i cuidats detalls, fomenta fins i tot més l'atracció cap al mateix i un ús més compulsiu encara. <text:s text:c="57"/></text:span><text:line-break/><text:line-break/><text:span text:style-name="T1">A llarg termini l'espiral d'ansietat unida als videojocs acostumen a lligar-se al consum d'estupefaents, però evidentment, cada cas és diferent i ha d'abordar-se de forma personalitzada.</text:span></text:p>
      <text:p text:style-name="P6"><text:span text:style-name="T1"/></text:p>
      <text:p text:style-name="P3"><text:a xlink:type="simple" xlink:href="https://www.psyciencia.com/los-jovenes-con-tdah-y-depresion-son-mas-propensos-a-la-adiccion-a-videojuegos/" text:style-name="Internet_20_link" text:visited-style-name="Visited_20_Internet_20_Link"><text:span text:style-name="T10">https://www.psyciencia.com/los-jovenes-con-tdah-y-depresion-son-mas-propensos-a-la-adiccion-a-videojuegos/</text:span></text:a></text:p>
      <text:p text:style-name="P3"/>
      <text:p text:style-name="P3"><text:span text:style-name="T1">Videojocs i depressió<text:tab/></text:span></text:p>
      <text:p text:style-name="P3"><text:line-break/><text:span text:style-name="T1">L'addicció tecnològica no causa depressió, i de fet hi ha diversos casos en els quals aquesta malaltia es tracta a través de l'ús moderat de videojocs. No obstant això, sembla demostrat que adolescents i homes joves diagnosticats amb depressió, síndrome obsessiva compulsiva o trastorns de dèficit d'atenció són més propensos a veure's involucrats en aquesta mena de conductes addictives.</text:span><text:line-break/><text:span text:style-name="T1">La universitat de Ucla va realitzar un estudi basat en un test orientat a detectar problemes amb els videojocs. Bàsicament les preguntes del test són:</text:span><text:line-break/><text:span text:style-name="T6">•“</text:span><text:span text:style-name="T7">Et </text:span><text:span text:style-name="T1">passes tot el dia pensant a jugar un videojoc”<text:tab/></text:span><text:line-break/><text:span text:style-name="T6">• “</text:span><text:span text:style-name="T1">P</text:span><text:span text:style-name="T3">ass</text:span><text:span text:style-name="T1">es cada vegada més temps </text:span><text:span text:style-name="T3">jugant</text:span><text:span text:style-name="T1"> videojocs”</text:span></text:p>
      <text:p text:style-name="P3"><text:span text:style-name="T6">• “</text:span><text:span text:style-name="T1">Jugues videojocs per a oblidar-te de la vida real”<text:tab/></text:span><text:line-break/><text:span text:style-name="T6">• “</text:span><text:span text:style-name="T1">Uns altres han intentat, sense èxit, ajudar-te a reduir l'ús de v</text:span><text:span text:style-name="T3">i</text:span><text:span text:style-name="T1">deoj</text:span><text:span text:style-name="T3">ocs</text:span><text:span text:style-name="T1">”<text:tab/></text:span><text:line-break/><text:span text:style-name="T6">• “</text:span><text:span text:style-name="T1">Et sents malament quan no pots jugar v</text:span><text:span text:style-name="T3">i</text:span><text:span text:style-name="T1">deoj</text:span><text:span text:style-name="T3">oc</text:span><text:span text:style-name="T1">s ”<text:tab/></text:span><text:line-break/><text:span text:style-name="T6">• “</text:span><text:span text:style-name="T1">Tens baralles amb els altres (amics i família) a causa de les llargues hores </text:span><text:soft-page-break/><text:span text:style-name="T1">que li dediques als videojocs<text:tab/></text:span><text:line-break/><text:span text:style-name="T6">• “</text:span><text:span text:style-name="T1">Has descurat altres activitats importants de la teva vida (escola, treball, esports) per jugar v</text:span><text:span text:style-name="T3">i</text:span><text:span text:style-name="T1">deoj</text:span><text:span text:style-name="T3">oc</text:span><text:span text:style-name="T1">s.<text:tab/></text:span><text:line-break/><text:span text:style-name="T1">Un resultat de 4 respostes positives en aquest test ja ens indica un resultat positiu d'addicció tecnològica. Després d'haver pres una mostra significativa (20000 individus) i relacionar els resultats amb les seves històries mèdiques, es va trobar una relació significativa amb els casos abans esmentats (depressió, TDH,TOC).</text:span><text:line-break/><text:span text:style-name="T1">Amb aquestes dades a la mà, la revista Psychology of Addictive Behaviours dedueix que l'addicció als videojocs es presenta com una defensa o via de fuita del pacient enfront dels símptomes dels seus trastorns.<text:tab/></text:span><text:line-break/><text:span text:style-name="T1">Finalment l'estudi aprofundeix en la composició dels diferents grups d'addictes. Així, la mostra posa en relleu que els homes són més proclius a consumir videojocs, jocs d'atzar i pornografia, mentre que les dones es decanten més per les xarxes socials, els xats i les compres on-line.</text:span></text:p>
      <text:p text:style-name="P3"><text:span text:style-name="T1"/></text:p>
      <text:p text:style-name="P1"><text:a xlink:type="simple" xlink:href="https://lamenteesmaravillosa.com/la-adiccion-las-redes-sociales/" text:style-name="Internet_20_link" text:visited-style-name="Visited_20_Internet_20_Link"><text:span text:style-name="T8">https://lamenteesmaravillosa.com/la-adiccion-las-redes-sociales/</text:span></text:a></text:p>
      <text:p text:style-name="P1"><text:span text:style-name="T8"/></text:p>
      <text:p text:style-name="P1"><text:span text:style-name="T4">Xarxes socials i autoestima<text:tab/></text:span></text:p>
      <text:p text:style-name="P1"><text:span text:style-name="T8"><text:line-break/></text:span><text:span text:style-name="T4">Les xarxes socials (Twitter, Facebook), ens ofereixen un ampli marc per a exposar el nostre treball, vendre productes o serveis o contactar amb vells amics. El fet és que des de la seva aparició s'han realitzat diferents estudis en els quals s'avalua la manera de comportar-nos o la visió que tenim de nosaltres mateixos. Els resultats demostren que un ús excessiu d'aquestes xarxes implica un creixent sentit d'infelicitat, potencien l'aïllament i l'estrès.</text:span><text:span text:style-name="T8"><text:line-break/></text:span><text:span text:style-name="T4">Es denota també que l'addicció a les xarxes socials s'associa amb símptomes depressius i falta d'habilitats socials: Les contínues comparacions de la vida pròpia amb els vides (aparents) dels altres porten a la conclusió de la pròpia vida és una cosa avorrida, buit...La paradoxa està és que mentre malgasten el temps enfront de la pantalla podrien estar millorant-la :-)<text:tab/></text:span><text:span text:style-name="T8"><text:line-break/></text:span><text:span text:style-name="T4">Carmen Padilla-Romero i Juliana Ortega-Blas van publicar un interessant estudi sobre la simptomatologia depressiva i la seva relació amb les xarxes socials en un estudi dut a terme entre els estudiants de la Universitat de Lima. El resultat </text:span><text:soft-page-break/><text:span text:style-name="T4">és altament significatiu perquè estableix una relació entre l'ús de xarxes de tipus Facebook, Twitter o Instagram i depressió, falta d'habilitats socials i baixa autoestima.</text:span><text:span text:style-name="T8"><text:line-break/></text:span><text:span text:style-name="T4">A més en aquesta relació podria haver-hi una relació entre de retroalimentació entre totes dues dades: “La depressió empeny al subjecte cap a l'accés a Internet en un intent de disminuir els símptomes depressius i millorar les relacions socials, però en realitat, se centra en allò que precisament incrementa els seus símptomes.<text:tab/></text:span><text:span text:style-name="T8"><text:line-break/></text:span><text:span text:style-name="T4">D'altra banda, pot donar-se el cas que, a través de les xarxes socials, el pacient inventi una vida que en realitat no té. La intenció d'aquest comportament és la</text:span><text:span text:style-name="T8"><text:line-break/></text:span><text:span text:style-name="T4">cerca de likes</text:span><text:span text:style-name="T8"> </text:span><text:span text:style-name="T4">o comentaris positius, però a llarg termini cerca converteixen a la persona en una esclava dels judicis alie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Helvetica, Arial,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officeooo:rsid="000bb256"/>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7T22:07:37.454140160</meta:creation-date>
    <dc:title>Default</dc:title>
    <meta:editing-duration>PT19M6S</meta:editing-duration>
    <meta:editing-cycles>3</meta:editing-cycles>
    <meta:generator>LibreOffice/6.0.7.3$Linux_X86_64 LibreOffice_project/00m0$Build-3</meta:generator>
    <dc:date>2020-11-17T22:26:43.634409755</dc:date>
    <meta:document-statistic meta:table-count="0" meta:image-count="0" meta:object-count="0" meta:page-count="4" meta:paragraph-count="13" meta:word-count="1051" meta:character-count="7184" meta:non-whitespace-character-count="5872"/>
  </office:meta>
</office:document-meta>
</file>